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207" officeooo:paragraph-rsid="00027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’est-ce que je veux en XSLT :</text:p>
      <text:p text:style-name="P1"/>
      <text:p text:style-name="P1">En gros reproduire en HTML le pdf que ce que j’avais produit pour MATP, mais en plus complexe</text:p>
      <text:p text:style-name="P1"/>
      <text:p text:style-name="P1">Il doit donc contenir : </text:p>
      <text:p text:style-name="P1">-Un titre</text:p>
      <text:p text:style-name="P1">-Une description contextuelle du document</text:p>
      <text:p text:style-name="P1">-Une description des versions utilisées</text:p>
      <text:p text:style-name="P1">-Une description des choix d’édition (cf ODD)</text:p>
      <text:p text:style-name="P1">-Des notes de remerciement à mes aides (au moins Carrier, Pinche et Albouy)</text:p>
      <text:p text:style-name="P1">-Deux scénarios pour deux fichiers finaux en prenant en compte les deux types d’édition</text:p>
      <text:p text:style-name="P1">-Une prise en compte des notes, peut-être des deux index et de son lien avec les images (mais en méta-données, ce serait pour anticiper leur visualisation) et des versions et autres particularité du tex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8T20:25:59.700000000</dc:date>
    <meta:editing-duration>PT5M23S</meta:editing-duration>
    <meta:editing-cycles>1</meta:editing-cycles>
    <meta:document-statistic meta:table-count="0" meta:image-count="0" meta:object-count="0" meta:page-count="1" meta:paragraph-count="10" meta:word-count="110" meta:character-count="648" meta:non-whitespace-character-count="547"/>
    <meta:generator>LibreOffice/7.2.4.1$Windows_X86_64 LibreOffice_project/27d75539669ac387bb498e35313b970b7fe9c4f9</meta:generator>
  </office:meta>
</office:document-meta>
</file>